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font-pitch="fixed" style:name="Courier 10 Pitch" svg:font-family="'Courier 10 Pitch'"/>
    <style:font-face style:font-family-generic="modern" style:font-pitch="fixed" style:name="DejaVu Sans Mono" svg:font-family="'DejaVu Sans Mono'"/>
    <style:font-face style:font-family-generic="modern" style:font-pitch="fixed" style:name="Lohit Hindi2" svg:font-family="'Lohit Hindi'"/>
    <style:font-face style:font-family-generic="modern" style:font-pitch="fixed" style:name="WenQuanYi Micro Hei1" svg:font-family="'WenQuanYi Micro He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wiss" style:font-pitch="variable" style:name="Verdana" svg:font-family="Verdana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1">
      <style:table-properties fo:margin-left="0in" style:may-break-between-rows="true" style:width="6.9271in" table:align="left"/>
    </style:style>
    <style:style style:family="table-column" style:name="Table1.A">
      <style:table-column-properties style:column-width="2.125in"/>
    </style:style>
    <style:style style:family="table-column" style:name="Table1.B">
      <style:table-column-properties style:column-width="4.8021in"/>
    </style:style>
    <style:style style:family="table-row" style:name="Table1.1">
      <style:table-row-properties fo:keep-together="always" style:min-row-height="0.3229in"/>
    </style:style>
    <style:style style:family="table-cell" style:name="Table1.A1">
      <style:table-cell-properties fo:background-color="#ffb515" fo:border-bottom="0.05pt solid #000000" fo:border-left="0.05pt solid #000000" fo:border-right="none" fo:border-top="0.05pt solid #000000" fo:padding="0.0382in">
        <style:background-image/>
      </style:table-cell-properties>
    </style:style>
    <style:style style:family="table-cell" style:name="Table1.B1">
      <style:table-cell-properties fo:background-color="#ffb515" fo:border="0.05pt solid #000000" fo:padding="0.0382in">
        <style:background-image/>
      </style:table-cell-properties>
    </style:style>
    <style:style style:family="table-row" style:name="Table1.2">
      <style:table-row-properties fo:keep-together="always"/>
    </style:style>
    <style:style style:family="table-cell" style:name="Table1.A2">
      <style:table-cell-properties fo:border-bottom="0.05pt solid #000000" fo:border-left="0.05pt solid #000000" fo:border-right="0.05pt solid #000000" fo:border-top="none" fo:padding="0.0382in"/>
    </style:style>
    <style:style style:family="table-row" style:name="Table1.3">
      <style:table-row-properties fo:keep-together="always" style:min-row-height="0.2236in"/>
    </style:style>
    <style:style style:family="table-cell" style:name="Table1.A3">
      <style:table-cell-properties fo:border-bottom="0.05pt solid #000000" fo:border-left="0.05pt solid #000000" fo:border-right="none" fo:border-top="none" fo:padding="0.0382in"/>
    </style:style>
    <style:style style:family="table-cell" style:name="Table1.B3">
      <style:table-cell-properties fo:border-bottom="none" fo:border-left="0.05pt solid #000000" fo:border-right="0.05pt solid #000000" fo:border-top="0.05pt solid #000000" fo:padding="0.0382in"/>
    </style:style>
    <style:style style:family="table-row" style:name="Table1.4">
      <style:table-row-properties fo:keep-together="always" style:min-row-height="0.2722in"/>
    </style:style>
    <style:style style:family="table-cell" style:name="Table1.A4">
      <style:table-cell-properties fo:border-bottom="0.05pt solid #000000" fo:border-left="0.05pt solid #000000" fo:border-right="none" fo:border-top="none" fo:padding="0.0382in"/>
    </style:style>
    <style:style style:family="table-cell" style:name="Table1.B4">
      <style:table-cell-properties fo:border-bottom="0.05pt solid #000000" fo:border-left="0.05pt solid #000000" fo:border-right="0.05pt solid #000000" fo:border-top="none" fo:padding="0.0382in"/>
    </style:style>
    <style:style style:family="table-row" style:name="Table1.5">
      <style:table-row-properties fo:keep-together="always"/>
    </style:style>
    <style:style style:family="table-cell" style:name="Table1.A5">
      <style:table-cell-properties fo:border-bottom="0.05pt solid #000000" fo:border-left="0.05pt solid #000000" fo:border-right="none" fo:border-top="none" fo:padding="0.0382in"/>
    </style:style>
    <style:style style:family="table-cell" style:name="Table1.B5">
      <style:table-cell-properties fo:border-bottom="0.05pt solid #000000" fo:border-left="0.05pt solid #000000" fo:border-right="0.05pt solid #000000" fo:border-top="none" fo:padding="0.0382in" style:vertical-align=""/>
    </style:style>
    <style:style style:family="table-row" style:name="Table1.6">
      <style:table-row-properties fo:keep-together="always"/>
    </style:style>
    <style:style style:family="table-cell" style:name="Table1.A6">
      <style:table-cell-properties fo:border-bottom="0.05pt solid #000000" fo:border-left="0.05pt solid #000000" fo:border-right="0.05pt solid #000000" fo:border-top="none" fo:padding="0.0382in"/>
    </style:style>
    <style:style style:family="table-row" style:name="Table1.7">
      <style:table-row-properties fo:keep-together="always"/>
    </style:style>
    <style:style style:family="table-cell" style:name="Table1.A7">
      <style:table-cell-properties fo:border-bottom="0.05pt solid #000000" fo:border-left="0.05pt solid #000000" fo:border-right="0.05pt solid #000000" fo:border-top="none" fo:padding="0.0382in"/>
    </style:style>
    <style:style style:family="table" style:name="Table3">
      <style:table-properties style:may-break-between-rows="false" style:width="4.7257in" table:align="margins"/>
    </style:style>
    <style:style style:family="table-column" style:name="Table3.A">
      <style:table-column-properties style:column-width="4.7257in" style:rel-column-width="65535*"/>
    </style:style>
    <style:style style:family="table-row" style:name="Table3.1">
      <style:table-row-properties fo:keep-together="always"/>
    </style:style>
    <style:style style:family="table-cell" style:name="Table3.A1">
      <style:table-cell-properties fo:border="none" fo:padding="0.0382in"/>
    </style:style>
    <style:style style:family="table" style:name="Table2">
      <style:table-properties style:width="6.925in" table:align="margins"/>
    </style:style>
    <style:style style:family="table-column" style:name="Table2.A">
      <style:table-column-properties style:column-width="6.925in" style:rel-column-width="65535*"/>
    </style:style>
    <style:style style:family="table-cell" style:name="Table2.A1">
      <style:table-cell-properties fo:border="0.05pt solid #000000" fo:padding="0.0382in"/>
    </style:style>
    <style:style style:family="table-cell" style:name="Table2.A2">
      <style:table-cell-properties fo:border-bottom="0.05pt solid #000000" fo:border-left="0.05pt solid #000000" fo:border-right="0.05pt solid #000000" fo:border-top="none" fo:padding="0.0382in"/>
    </style:style>
    <style:style style:family="paragraph" style:name="P1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family="paragraph" style:name="P2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family="paragraph" style:name="P3" style:parent-style-name="Standard">
      <style:text-properties fo:font-size="9pt" officeooo:paragraph-rsid="002e0e58" style:font-size-asian="9pt" style:font-size-complex="9pt"/>
    </style:style>
    <style:style style:family="paragraph" style:name="P4" style:parent-style-name="Standard">
      <style:text-properties fo:font-size="9pt" officeooo:paragraph-rsid="0035c126" style:font-size-asian="9pt" style:font-size-complex="9pt"/>
    </style:style>
    <style:style style:family="paragraph" style:name="P5" style:parent-style-name="Standard">
      <style:text-properties fo:font-size="9pt" officeooo:paragraph-rsid="0039f8dc" style:font-size-asian="9pt" style:font-size-complex="9pt"/>
    </style:style>
    <style:style style:family="paragraph" style:name="P6" style:parent-style-name="Standard">
      <style:text-properties officeooo:paragraph-rsid="002e0e58"/>
    </style:style>
    <style:style style:family="paragraph" style:name="P7" style:parent-style-name="Standard">
      <style:text-properties fo:font-size="9pt" fo:font-weight="bold" officeooo:paragraph-rsid="001f38e1" style:font-name="Courier 10 Pitch" style:font-size-asian="9pt" style:font-size-complex="9pt" style:font-weight-asian="bold" style:font-weight-complex="bold"/>
    </style:style>
    <style:style style:family="paragraph" style:name="P8" style:parent-style-name="Standard">
      <style:text-properties fo:font-size="9pt" fo:font-weight="bold" officeooo:paragraph-rsid="001486c7" style:font-name="Courier 10 Pitch" style:font-size-asian="9pt" style:font-size-complex="9pt" style:font-weight-asian="bold" style:font-weight-complex="bold"/>
    </style:style>
    <style:style style:family="paragraph" style:name="P9" style:parent-style-name="Title">
      <style:text-properties officeooo:paragraph-rsid="00318d68"/>
    </style:style>
    <style:style style:family="paragraph" style:name="P10" style:parent-style-name="Standard">
      <style:paragraph-properties fo:margin-left="0.1492in" fo:margin-right="0.0035in" fo:text-indent="0in" style:auto-text-indent="false"/>
      <style:text-properties fo:font-size="9pt" fo:font-weight="bold" officeooo:paragraph-rsid="00163409" style:font-name="Courier 10 Pitch" style:font-size-asian="9pt" style:font-size-complex="9pt" style:font-weight-asian="bold" style:font-weight-complex="bold"/>
    </style:style>
    <style:style style:family="paragraph" style:name="P11" style:parent-style-name="Table_20_Contents">
      <style:paragraph-properties fo:margin-left="0.1492in" fo:margin-right="0.0035in" fo:text-indent="0in" style:auto-text-indent="false"/>
      <style:text-properties fo:font-size="9pt" fo:font-weight="bold" officeooo:paragraph-rsid="00163409" style:font-name="Courier 10 Pitch" style:font-size-asian="9pt" style:font-size-complex="9pt" style:font-weight-asian="bold" style:font-weight-complex="bold"/>
    </style:style>
    <style:style style:family="paragraph" style:name="P12" style:parent-style-name="Title">
      <style:paragraph-properties fo:margin-bottom="0in" fo:margin-top="0.1701in" loext:contextual-spacing="false"/>
      <style:text-properties officeooo:paragraph-rsid="0039f8dc"/>
    </style:style>
    <style:style style:family="paragraph" style:name="P13" style:parent-style-name="Table_20_Contents">
      <style:text-properties fo:font-size="9pt" fo:font-weight="bold" officeooo:paragraph-rsid="003a327b" officeooo:rsid="003ae5ca" style:font-name="Courier 10 Pitch" style:font-size-asian="9pt" style:font-size-complex="9pt" style:font-weight-asian="bold" style:font-weight-complex="bold"/>
    </style:style>
    <style:style style:family="paragraph" style:name="P14" style:parent-style-name="Table_20_Contents">
      <style:text-properties fo:font-size="9pt" fo:font-weight="bold" officeooo:paragraph-rsid="00163409" style:font-name="Courier 10 Pitch" style:font-size-asian="9pt" style:font-size-complex="9pt" style:font-weight-asian="bold" style:font-weight-complex="bold"/>
    </style:style>
    <style:style style:family="paragraph" style:name="P15" style:parent-style-name="Table_20_Contents">
      <style:text-properties fo:font-size="9pt" style:font-name="Courier 10 Pitch" style:font-size-asian="9pt" style:font-size-complex="9pt"/>
    </style:style>
    <style:style style:family="paragraph" style:name="P16" style:parent-style-name="Table_20_Contents">
      <style:paragraph-properties fo:text-align="center" style:justify-single-word="false"/>
      <style:text-properties fo:font-size="11pt" fo:font-weight="bold" officeooo:paragraph-rsid="0035c126" style:font-name="Liberation Sans" style:font-size-asian="11pt" style:font-size-complex="11pt" style:font-weight-asian="bold" style:font-weight-complex="bold"/>
    </style:style>
    <style:style style:family="paragraph" style:name="P17" style:parent-style-name="Table_20_Contents">
      <style:text-properties fo:font-weight="bold" style:font-name="Liberation Sans" style:font-weight-asian="bold" style:font-weight-complex="bold"/>
    </style:style>
    <style:style style:family="paragraph" style:name="P18" style:parent-style-name="Table_20_Contents">
      <style:paragraph-properties fo:text-align="center" style:justify-single-word="false"/>
      <style:text-properties fo:font-size="10pt" fo:font-weight="bold" style:font-name="Liberation Sans" style:font-size-asian="10pt" style:font-size-complex="10pt" style:font-weight-asian="bold" style:font-weight-complex="bold"/>
    </style:style>
    <style:style style:family="paragraph" style:name="P19" style:parent-style-name="Table_20_Contents">
      <style:paragraph-properties fo:text-align="center" style:justify-single-word="false"/>
      <style:text-properties fo:font-size="10pt" fo:font-weight="normal" officeooo:paragraph-rsid="001dd000" style:font-name="Liberation Sans" style:font-size-asian="10pt" style:font-size-complex="10pt" style:font-weight-asian="normal" style:font-weight-complex="normal"/>
    </style:style>
    <style:style style:family="paragraph" style:name="P20" style:parent-style-name="Table_20_Contents">
      <style:text-properties fo:font-size="8pt" fo:font-weight="normal" style:font-name="Liberation Sans" style:font-size-asian="8pt" style:font-size-complex="8pt" style:font-weight-asian="normal" style:font-weight-complex="normal"/>
    </style:style>
    <style:style style:family="paragraph" style:name="P21" style:parent-style-name="Table_20_Contents">
      <style:paragraph-properties fo:text-align="start" style:justify-single-word="false"/>
      <style:text-properties fo:font-size="12pt" fo:font-weight="bold" style:font-name="Liberation Sans" style:font-size-asian="12pt" style:font-size-complex="12pt" style:font-weight-asian="bold" style:font-weight-complex="bold"/>
    </style:style>
    <style:style style:family="paragraph" style:name="P22" style:parent-style-name="Table_20_Contents">
      <style:text-properties fo:color="#000080" fo:font-weight="bold" style:font-name="Liberation Sans" style:font-weight-asian="bold" style:font-weight-complex="bold"/>
    </style:style>
    <style:style style:family="paragraph" style:name="P23" style:parent-style-name="Table_20_Contents">
      <style:paragraph-properties fo:text-align="center" style:justify-single-word="false"/>
      <style:text-properties fo:color="#808080" fo:font-size="10pt" fo:font-style="italic" fo:font-weight="normal" style:font-name="Liberation Sans" style:font-size-asian="10pt" style:font-size-complex="10pt" style:font-style-asian="italic" style:font-style-complex="italic" style:font-weight-asian="normal" style:font-weight-complex="normal"/>
    </style:style>
    <style:style style:family="paragraph" style:name="P24" style:parent-style-name="Text_20_body">
      <style:paragraph-properties fo:text-align="center" style:justify-single-word="false"/>
      <style:text-properties fo:font-size="10pt" officeooo:paragraph-rsid="0039f8dc" officeooo:rsid="002fa35d" style:font-size-asian="10pt" style:font-size-complex="10pt"/>
    </style:style>
    <style:style style:family="paragraph" style:name="P25" style:parent-style-name="Heading_20_4">
      <style:paragraph-properties fo:margin-bottom="0in" fo:margin-top="0in" loext:contextual-spacing="false"/>
      <style:text-properties fo:font-size="12pt" officeooo:paragraph-rsid="0026fbc9" officeooo:rsid="0026fbc9" style:font-size-asian="12pt" style:font-size-complex="12pt"/>
    </style:style>
    <style:style style:family="paragraph" style:name="P26" style:parent-style-name="Heading_20_4">
      <style:paragraph-properties fo:break-before="page" fo:margin-bottom="0in" fo:margin-top="0in" loext:contextual-spacing="false"/>
      <style:text-properties fo:font-size="12pt" officeooo:paragraph-rsid="0039f8dc" officeooo:rsid="0026fbc9" style:font-size-asian="12pt" style:font-size-complex="12pt"/>
    </style:style>
    <style:style style:family="paragraph" style:name="P27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26fbc9" style:font-size-asian="24pt" style:font-size-complex="24pt"/>
    </style:style>
    <style:style style:family="paragraph" style:name="P28" style:parent-style-name="Heading_20_3">
      <style:paragraph-properties fo:margin-bottom="0in" fo:margin-top="0in" loext:contextual-spacing="false"/>
      <style:text-properties fo:font-size="10pt" fo:font-weight="normal" officeooo:paragraph-rsid="0032e078" style:font-size-asian="10pt" style:font-size-complex="10pt" style:font-weight-asian="normal" style:font-weight-complex="normal"/>
    </style:style>
    <style:style style:family="paragraph" style:name="P29" style:parent-style-name="Heading_20_3">
      <style:paragraph-properties fo:margin-bottom="0in" fo:margin-top="0in" loext:contextual-spacing="false"/>
      <style:text-properties fo:font-size="12pt" officeooo:paragraph-rsid="0039f8dc" style:font-size-asian="12pt" style:font-size-complex="12pt"/>
    </style:style>
    <style:style style:family="paragraph" style:name="P30" style:parent-style-name="Heading_20_3">
      <style:paragraph-properties fo:margin-bottom="0.0799in" fo:margin-top="0.0799in" fo:text-align="center" loext:contextual-spacing="false" style:justify-single-word="false"/>
      <style:text-properties style:font-name="Liberation Sans"/>
    </style:style>
    <style:style style:family="text" style:name="T1">
      <style:text-properties fo:font-size="8pt" style:font-name="Courier 10 Pitch" style:font-size-asian="8pt" style:font-size-complex="8pt"/>
    </style:style>
    <style:style style:family="text" style:name="T2">
      <style:text-properties fo:background-color="transparent" fo:color="#000000" fo:font-size="8pt" fo:font-style="normal" fo:font-variant="normal" fo:font-weight="normal" fo:letter-spacing="normal" fo:text-transform="none" loext:char-shading-value="0" style:font-name="Courier 10 Pitch" style:font-size-asian="8pt" style:font-size-complex="8pt"/>
    </style:style>
    <style:style style:family="text" style:name="T3">
      <style:text-properties fo:background-color="transparent" fo:color="#000000" fo:font-size="8pt" fo:font-style="normal" fo:font-variant="normal" fo:font-weight="normal" fo:letter-spacing="normal" fo:text-transform="none" loext:char-shading-value="0" officeooo:rsid="0023272e" style:font-name="Courier 10 Pitch" style:font-size-asian="8pt" style:font-size-complex="8pt"/>
    </style:style>
    <style:style style:family="text" style:name="T4">
      <style:text-properties fo:background-color="transparent" fo:color="#000000" fo:font-size="10pt" fo:font-style="normal" fo:font-variant="normal" fo:font-weight="normal" fo:letter-spacing="normal" fo:text-transform="none" loext:char-shading-value="0" officeooo:rsid="0035c126" style:font-name="Courier 10 Pitch" style:font-size-asian="10pt" style:font-size-complex="10pt"/>
    </style:style>
    <style:style style:family="text" style:name="T5">
      <style:text-properties fo:background-color="transparent" fo:color="#000000" fo:font-size="10.5pt" fo:font-style="normal" fo:font-variant="normal" fo:font-weight="normal" fo:letter-spacing="normal" fo:text-transform="none" loext:char-shading-value="0" style:font-name="Consolas"/>
    </style:style>
    <style:style style:family="text" style:name="T6">
      <style:text-properties fo:background-color="transparent" fo:color="#000000" fo:font-size="8pt" fo:font-style="normal" fo:font-variant="normal" fo:font-weight="normal" fo:letter-spacing="normal" fo:text-transform="none" loext:char-shading-value="0" style:font-name="Verdana" style:font-size-asian="8pt" style:font-size-complex="8pt"/>
    </style:style>
    <style:style style:family="text" style:name="T7">
      <style:text-properties fo:background-color="transparent" fo:color="#000000" fo:font-size="10pt" fo:font-style="normal" fo:font-variant="normal" fo:font-weight="normal" fo:letter-spacing="normal" fo:text-transform="none" loext:char-shading-value="0" officeooo:rsid="0035c126" style:font-name="Verdana" style:font-size-asian="10pt" style:font-size-complex="10pt"/>
    </style:style>
    <style:style style:family="text" style:name="T8">
      <style:text-properties officeooo:rsid="00318d68"/>
    </style:style>
    <style:style style:family="text" style:name="T9">
      <style:text-properties officeooo:rsid="00338215"/>
    </style:style>
    <style:style style:family="text" style:name="T10">
      <style:text-properties officeooo:rsid="0035c126"/>
    </style:style>
    <style:style style:family="text" style:name="T11">
      <style:text-properties officeooo:rsid="0039f8dc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27">Template for Testing Secretary</text:h>
      <text:h text:outline-level="4" text:style-name="P25"/>
      <text:p text:style-name="P9"><text:span text:style-name="T11">1. </text:span>CONTROL FLOW <text:span text:style-name="T9">&amp; VARIABLE PRINTING</text:span></text:p>
      <text:p text:style-name="P6">Let's try a classical country-capital table:</text:p>
      <text:h text:outline-level="3" text:style-name="P28">If used properly, Secretary will always respect the original format in the template.</text:h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office:value-type="string" table:style-name="Table1.A1">
              <text:h text:outline-level="3" text:style-name="P30">Country</text:h>
            </table:table-cell>
            <table:table-cell office:value-type="string" table:style-name="Table1.B1">
              <text:h text:outline-level="3" text:style-name="P30">Capital</text:h>
            </table:table-cell>
          </table:table-row>
        </table:table-header-rows>
        <table:table-row table:style-name="Table1.3">
          <table:table-cell office:value-type="string" table:number-rows-spanned="3" table:style-name="Table1.A5">
            <text:p text:style-name="P17"><text:span>France</text:span></text:p>
          </table:table-cell>
          <table:table-cell office:value-type="string" table:style-name="Table1.B3">
            <text:p text:style-name="P22"><text:span>Paris</text:span></text:p>
          </table:table-cell>
        </table:table-row>
        <table:table-row table:style-name="Table1.4">
          <table:covered-table-cell/>
          <table:table-cell office:value-type="string" table:style-name="Table1.B4">
            <text:p text:style-name="P18"/>
            <text:p text:style-name="P18">OTHER IMPORTANT CITIES</text:p>
          </table:table-cell>
        </table:table-row>
        <table:table-row table:style-name="Table1.5">
          <table:covered-table-cell/>
          <table:table-cell office:value-type="string" table:style-name="Table1.B5">
            <table:table table:name="Table3" table:style-name="Table3">
              <table:table-column table:style-name="Table3.A"/>
              <table:table-row table:style-name="Table3.1">
                <table:table-cell office:value-type="string" table:style-name="Table3.A1">
                  <text:p text:style-name="P19"><text:span>Nancy</text:span></text:p>
                </table:table-cell>
              </table:table-row>
              <table:table-row table:style-name="Table3.1">
                <table:table-cell office:value-type="string" table:style-name="Table3.A1">
                  <text:p text:style-name="P19"><text:span>Sainte-Croix-Aux-Mines</text:span></text:p>
                </table:table-cell>
              </table:table-row>
              <table:table-row table:style-name="Table3.1">
                <table:table-cell office:value-type="string" table:style-name="Table3.A1">
                  <text:p text:style-name="P19"><text:span>Gondreville</text:span></text:p>
                </table:table-cell>
              </table:table-row>
              <table:table-row table:style-name="Table3.1">
                <table:table-cell office:value-type="string" table:style-name="Table3.A1">
                  <text:p text:style-name="P19"><text:span>Gélannes</text:span></text:p>
                </table:table-cell>
              </table:table-row>
              <table:table-row table:style-name="Table3.1">
                <table:table-cell office:value-type="string" table:style-name="Table3.A1">
                  <text:p text:style-name="P19"><text:span>Vence</text:span></text:p>
                </table:table-cell>
              </table:table-row>
            </table:table>
            <text:p text:style-name="P20"/>
          </table:table-cell>
        </table:table-row>
        <table:table-row table:style-name="Table1.3">
          <table:table-cell office:value-type="string" table:number-rows-spanned="3" table:style-name="Table1.A5">
            <text:p text:style-name="P17"><text:span>Portugal</text:span></text:p>
          </table:table-cell>
          <table:table-cell office:value-type="string" table:style-name="Table1.B3">
            <text:p text:style-name="P22"><text:span>Lisbon</text:span></text:p>
          </table:table-cell>
        </table:table-row>
        <table:table-row table:style-name="Table1.4">
          <table:covered-table-cell/>
          <table:table-cell office:value-type="string" table:style-name="Table1.B4">
            <text:p text:style-name="P18"/>
            <text:p text:style-name="P18">OTHER IMPORTANT CITIES</text:p>
          </table:table-cell>
        </table:table-row>
        <table:table-row table:style-name="Table1.5">
          <table:covered-table-cell/>
          <table:table-cell office:value-type="string" table:style-name="Table1.B5">
            <table:table table:name="Table3" table:style-name="Table3">
              <table:table-column table:style-name="Table3.A"/>
              <table:table-row table:style-name="Table3.1">
                <table:table-cell office:value-type="string" table:style-name="Table3.A1">
                  <text:p text:style-name="P19"><text:span>Espinho</text:span></text:p>
                </table:table-cell>
              </table:table-row>
              <table:table-row table:style-name="Table3.1">
                <table:table-cell office:value-type="string" table:style-name="Table3.A1">
                  <text:p text:style-name="P19"><text:span>Porto</text:span></text:p>
                </table:table-cell>
              </table:table-row>
            </table:table>
            <text:p text:style-name="P20"/>
          </table:table-cell>
        </table:table-row>
        <table:table-row table:style-name="Table1.3">
          <table:table-cell office:value-type="string" table:number-rows-spanned="3" table:style-name="Table1.A5">
            <text:p text:style-name="P17"><text:span>United Kingdom</text:span></text:p>
          </table:table-cell>
          <table:table-cell office:value-type="string" table:style-name="Table1.B3">
            <text:p text:style-name="P22"><text:span>London</text:span></text:p>
          </table:table-cell>
        </table:table-row>
        <table:table-row table:style-name="Table1.4">
          <table:covered-table-cell/>
          <table:table-cell office:value-type="string" table:style-name="Table1.B4">
            <text:p text:style-name="P18"/>
            <text:p text:style-name="P18">OTHER IMPORTANT CITIES</text:p>
          </table:table-cell>
        </table:table-row>
        <table:table-row table:style-name="Table1.5">
          <table:covered-table-cell/>
          <table:table-cell office:value-type="string" table:style-name="Table1.B5">
            <table:table table:name="Table3" table:style-name="Table3">
              <table:table-column table:style-name="Table3.A"/>
              <table:table-row table:style-name="Table3.1">
                <table:table-cell office:value-type="string" table:style-name="Table3.A1">
                  <text:p text:style-name="P19"><text:span>Saint-Alban</text:span></text:p>
                </table:table-cell>
              </table:table-row>
              <table:table-row table:style-name="Table3.1">
                <table:table-cell office:value-type="string" table:style-name="Table3.A1">
                  <text:p text:style-name="P19"><text:span>Bristol</text:span></text:p>
                </table:table-cell>
              </table:table-row>
            </table:table>
            <text:p text:style-name="P20"/>
          </table:table-cell>
        </table:table-row>
        <table:table-row table:style-name="Table1.7">
          <table:table-cell office:value-type="string" table:number-columns-spanned="2" table:style-name="Table1.A7">
            <text:p text:style-name="P21">Total Countries printed <text:span>3</text:span></text:p>
          </table:table-cell>
          <table:covered-table-cell/>
        </table:table-row>
      </table:table>
      <text:p text:style-name="P3"/>
      <text:p text:style-name="P3"/>
      <text:p text:style-name="P3"><text:span text:style-name="Source_20_Text"><text:span text:style-name="T6"/></text:span></text:p>
      <text:p text:style-name="P4"><text:span text:style-name="Source_20_Text"><text:span text:style-name="T7">Control-Flow using “</text:span></text:span><text:span text:style-name="Source_20_Text"><text:span text:style-name="T4">before::</text:span></text:span><text:span text:style-name="Source_20_Text"><text:span text:style-name="T7">” and “</text:span></text:span><text:span text:style-name="Source_20_Text"><text:span text:style-name="T4">after::</text:span></text:span><text:span text:style-name="Source_20_Text"><text:span text:style-name="T7">”. </text:span></text:span></text:p>
      <text:p text:style-name="P4"/>
      <table:table table:name="Table2" table:style-name="Table2">
        <table:table-column table:style-name="Table2.A"/>
        <table:table-row>
          <table:table-cell office:value-type="string" table:style-name="Table2.A1">
            <text:h text:outline-level="3" text:style-name="P30">Countr<text:span text:style-name="T10">ies</text:span></text:h>
          </table:table-cell>
        </table:table-row>
        <table:table-row>
          <table:table-cell office:value-type="string" table:style-name="Table2.A2">
            <text:p text:style-name="P16"><text:span>France</text:span></text:p>
          </table:table-cell>
        </table:table-row>
        <table:table-row>
          <table:table-cell office:value-type="string" table:style-name="Table2.A2">
            <text:p text:style-name="P16"><text:span>Portugal</text:span></text:p>
          </table:table-cell>
        </table:table-row>
        <table:table-row>
          <table:table-cell office:value-type="string" table:style-name="Table2.A2">
            <text:p text:style-name="P16"><text:span>United Kingdom</text:span></text:p>
          </table:table-cell>
        </table:table-row>
      </table:table>
      <text:p text:style-name="P4"/>
      <text:h text:outline-level="4" text:style-name="P26">This template <text:span text:style-name="T8">file</text:span> test <text:span text:style-name="T8">secretary's markdown filter,</text:span> flow control and variable printing</text:h>
      <text:h text:outline-level="3" text:style-name="P29"/>
      <text:p text:style-name="P12"><text:span text:style-name="T11">2. </text:span>MARKDOWN FILTER</text:p>
      <text:p text:style-name="P24">(content of README.md should be visible below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font-pitch="fixed" style:name="Courier 10 Pitch" svg:font-family="'Courier 10 Pitch'"/>
    <style:font-face style:font-family-generic="modern" style:font-pitch="fixed" style:name="DejaVu Sans Mono" svg:font-family="'DejaVu Sans Mono'"/>
    <style:font-face style:font-family-generic="modern" style:font-pitch="fixed" style:name="Lohit Hindi2" svg:font-family="'Lohit Hindi'"/>
    <style:font-face style:font-family-generic="modern" style:font-pitch="fixed" style:name="WenQuanYi Micro Hei1" svg:font-family="'WenQuanYi Micro He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wiss" style:font-pitch="variable" style:name="Verdana" svg:font-family="Verdana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styles>
    <style:default-style style:family="graphic">
      <style:graphic-properties draw:end-line-spacing-horizontal="0.1114in" draw:end-line-spacing-vertical="0.1114in" draw:fill-color="#cfe7f5" draw:shadow-offset-x="0.1181in" draw:shadow-offset-y="0.1181in" draw:start-line-spacing-horizontal="0.1114in" draw:start-line-spacing-vertical="0.1114in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name="Liberation Serif" style:font-name-asian="WenQuanYi Micro Hei" style:font-name-complex="Lohit Hindi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WenQuanYi Micro Hei" style:font-name-complex="Lohit Hindi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WenQuanYi Micro Hei'" style:font-family-complex="'Lohit Hindi'" style:font-family-generic="swiss" style:font-family-generic-asian="system" style:font-family-generic-complex="system" style:font-name="Liberation Sans" style:font-name-asian="WenQuanYi Micro Hei" style:font-name-complex="Lohit Hindi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loext:contextual-spacing="false"/>
    </style:style>
    <style:style style:class="list" style:family="paragraph" style:name="List" style:parent-style-name="Text_20_body">
      <style:text-properties style:font-family-complex="'Lohit Hindi'" style:font-name-complex="Lohit Hindi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'Lohit Hindi'" style:font-name-complex="Lohit Hindi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Hindi'" style:font-name-complex="Lohit Hindi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DejaVu Sans Mono'" fo:font-size="10pt" style:font-family-asian="'WenQuanYi Micro Hei'" style:font-family-complex="'Lohit Hindi'" style:font-family-generic="modern" style:font-family-generic-asian="modern" style:font-family-generic-complex="modern" style:font-name="DejaVu Sans Mono" style:font-name-asian="WenQuanYi Micro Hei1" style:font-name-complex="Lohit Hindi2" style:font-pitch="fixed" style:font-pitch-asian="fixed" style:font-pitch-complex="fixed" style:font-size-asian="10pt" style:font-size-complex="10pt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display-name="Source Text" style:family="text" style:name="Source_20_Text">
      <style:text-properties fo:font-family="'DejaVu Sans Mono'" style:font-family-asian="'WenQuanYi Micro Hei'" style:font-family-complex="'Lohit Hindi'" style:font-family-generic="modern" style:font-family-generic-asian="modern" style:font-family-generic-complex="modern" style:font-name="DejaVu Sans Mono" style:font-name-asian="WenQuanYi Micro Hei1" style:font-name-complex="Lohit Hindi2" style:font-pitch="fixed" style:font-pitch-asian="fixed" style:font-pitch-complex="fixe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family="paragraph" style:name="MP2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family="text" style:name="MT1">
      <style:text-properties fo:font-size="8pt" style:font-name="Courier 10 Pitch" style:font-size-asian="8pt" style:font-size-complex="8pt"/>
    </style:style>
    <style:style style:family="text" style:name="MT2">
      <style:text-properties fo:background-color="transparent" fo:color="#000000" fo:font-size="8pt" fo:font-style="normal" fo:font-variant="normal" fo:font-weight="normal" fo:letter-spacing="normal" fo:text-transform="none" loext:char-shading-value="0" style:font-name="Courier 10 Pitch" style:font-size-asian="8pt" style:font-size-complex="8pt"/>
    </style:style>
    <style:style style:family="text" style:name="MT3">
      <style:text-properties fo:background-color="transparent" fo:color="#000000" fo:font-size="8pt" fo:font-style="normal" fo:font-variant="normal" fo:font-weight="normal" fo:letter-spacing="normal" fo:text-transform="none" loext:char-shading-value="0" officeooo:rsid="0023272e" style:font-name="Courier 10 Pitch" style:font-size-asian="8pt" style:font-size-complex="8pt"/>
    </style:style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>
        <style:header-footer-properties fo:margin-left="0in" fo:margin-right="0in" fo:margin-top="0.1965in" fo:min-height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document was rendered on </text:span><text:span text:style-name="MT1"><text:span/></text:span><text:span text:style-name="Source_20_Text"><text:span text:style-name="MT2"> with Secretary.</text:span></text:span></text:p>
        <text:p text:style-name="MP2"><text:span text:style-name="Source_20_Text"><text:span text:style-name="MT3"><text:span>3</text:span></text:span></text:span><text:span text:style-name="Source_20_Text"><text:span text:style-name="MT3"> countries printed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4-06-16T11:01:45.609593678</dc:date>
    <meta:editing-duration>PT9H34M24S</meta:editing-duration>
    <meta:editing-cycles>109</meta:editing-cycles>
    <meta:generator>LibreOffice/5.1.6.2$Linux_X86_64 LibreOffice_project/10m0$Build-2</meta:generator>
    <meta:document-statistic meta:table-count="3" meta:image-count="0" meta:object-count="0" meta:page-count="2" meta:paragraph-count="30" meta:word-count="175" meta:character-count="959" meta:non-whitespace-character-count="847"/>
  </office:meta>
</office:document-meta>
</file>